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38"/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0770833333333cm" style:use-optimal-column-width="true"/>
    </style:style>
    <style:style style:name="co2" style:family="table-column">
      <style:table-column-properties fo:break-before="auto" style:column-width="1.34937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3.12208333333333cm" style:use-optimal-column-width="true"/>
    </style:style>
    <style:style style:name="co12" style:family="table-column">
      <style:table-column-properties fo:break-before="auto" style:column-width="1.87854166666667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2.64583333333333cm" style:use-optimal-column-width="true"/>
    </style:style>
    <style:style style:name="co15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6" table:default-cell-style-name="ce1"/>
        <table:table-column table:style-name="co7" table:default-cell-style-name="ce1"/>
        <table:table-column table:style-name="co5" table:number-columns-repeated="16356" table:default-cell-style-name="ce1"/>
        <table:table-row table:style-name="ro1">
          <table:table-cell office:value-type="string" table:number-columns-spanned="2" table:number-rows-spanned="1" table:style-name="ce5">
            <text:p>INPUT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INPUT PREVISIONE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INPUT CALCOLO</text:p>
          </table:table-cell>
          <table:covered-table-cell/>
          <table:table-cell/>
          <table:table-cell table:style-name="ce1">
            <draw:frame draw:z-index="1" draw:id="id0" draw:style-name="a0" draw:name="Grafico 3" svg:x="0.02604in" svg:y="0.38542in" svg:width="9.84896in" svg:height="6.55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50.54335260115602" table:formula="of:=FORECAST([.E3];[.$A$6:.$A$9];[.$B$6:.$B$9])" table:style-name="ce2">
            <text:p>151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00" table:style-name="ce1">
            <text:p>400</text:p>
          </table:table-cell>
          <table:table-cell table:number-columns-repeated="1637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162.02312138728325" table:formula="of:=FORECAST([.E4];[.$A$6:.$A$9];[.$B$6:.$B$9])" table:style-name="ce2">
            <text:p>162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160" table:formula="of:=[.H4]*[.$G$42]+[.$H$42]" table:style-name="ce1">
            <text:p>160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73.50289017341038" table:formula="of:=FORECAST([.E5];[.$A$6:.$A$9];[.$B$6:.$B$9])" table:style-name="ce2">
            <text:p>174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70" table:formula="of:=[.H5]*[.$G$42]+[.$H$42]" table:style-name="ce1">
            <text:p>170</text:p>
          </table:table-cell>
          <table:table-cell office:value-type="float" office:value="420" table:style-name="ce1">
            <text:p>420</text:p>
          </table:table-cell>
          <table:table-cell table:number-columns-repeated="16376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84.9826589595375" table:formula="of:=FORECAST([.E6];[.$A$6:.$A$9];[.$B$6:.$B$9])" table:style-name="ce2">
            <text:p>185</text:p>
          </table:table-cell>
          <table:table-cell office:value-type="float" office:value="490" table:style-name="ce1">
            <text:p>490</text:p>
          </table:table-cell>
          <table:table-cell table:style-name="ce1"/>
          <table:table-cell office:value-type="float" office:value="180" table:formula="of:=[.H6]*[.$G$42]+[.$H$42]" table:style-name="ce1">
            <text:p>180</text:p>
          </table:table-cell>
          <table:table-cell office:value-type="float" office:value="430" table:style-name="ce1">
            <text:p>430</text:p>
          </table:table-cell>
          <table:table-cell table:number-columns-repeated="16376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196.46242774566474" table:formula="of:=FORECAST([.E7];[.$A$6:.$A$9];[.$B$6:.$B$9])" table:style-name="ce2">
            <text:p>196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90" table:formula="of:=[.H7]*[.$G$42]+[.$H$42]" table:style-name="ce1">
            <text:p>190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207.94219653179186" table:formula="of:=FORECAST([.E8];[.$A$6:.$A$9];[.$B$6:.$B$9])" table:style-name="ce2">
            <text:p>208</text:p>
          </table:table-cell>
          <table:table-cell office:value-type="float" office:value="510" table:style-name="ce1">
            <text:p>510</text:p>
          </table:table-cell>
          <table:table-cell table:style-name="ce1"/>
          <table:table-cell office:value-type="float" office:value="200" table:formula="of:=[.H8]*[.$G$42]+[.$H$42]" table:style-name="ce1">
            <text:p>200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219.4219653179191" table:formula="of:=FORECAST([.E9];[.$A$6:.$A$9];[.$B$6:.$B$9])" table:style-name="ce2">
            <text:p>219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float" office:value="210" table:formula="of:=[.H9]*[.$G$42]+[.$H$42]" table:style-name="ce1">
            <text:p>210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30.90173410404623" table:formula="of:=FORECAST([.E10];[.$A$6:.$A$9];[.$B$6:.$B$9])" table:style-name="ce2">
            <text:p>231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float" office:value="220" table:formula="of:=[.H10]*[.$G$42]+[.$H$42]" table:style-name="ce1">
            <text:p>22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42.38150289017335" table:formula="of:=FORECAST([.E11];[.$A$6:.$A$9];[.$B$6:.$B$9])" table:style-name="ce2">
            <text:p>242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230" table:formula="of:=[.H11]*[.$G$42]+[.$H$42]" table:style-name="ce1">
            <text:p>230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53.86127167630059" table:formula="of:=FORECAST([.E12];[.$A$6:.$A$9];[.$B$6:.$B$9])" table:style-name="ce2">
            <text:p>254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40" table:formula="of:=[.H12]*[.$G$42]+[.$H$42]" table:style-name="ce1">
            <text:p>240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65.34104046242771" table:formula="of:=FORECAST([.E13];[.$A$6:.$A$9];[.$B$6:.$B$9])" table:style-name="ce2">
            <text:p>265</text:p>
          </table:table-cell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250" table:formula="of:=[.H13]*[.$G$42]+[.$H$42]" table:style-name="ce1">
            <text:p>250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76.82080924855484" table:formula="of:=FORECAST([.E14];[.$A$6:.$A$9];[.$B$6:.$B$9])" table:style-name="ce2">
            <text:p>277</text:p>
          </table:table-cell>
          <table:table-cell office:value-type="float" office:value="570" table:style-name="ce1">
            <text:p>570</text:p>
          </table:table-cell>
          <table:table-cell table:style-name="ce1"/>
          <table:table-cell office:value-type="float" office:value="260" table:formula="of:=[.H14]*[.$G$42]+[.$H$42]" table:style-name="ce1">
            <text:p>260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88.30057803468208" table:formula="of:=FORECAST([.E15];[.$A$6:.$A$9];[.$B$6:.$B$9])" table:style-name="ce2">
            <text:p>288</text:p>
          </table:table-cell>
          <table:table-cell office:value-type="float" office:value="580" table:style-name="ce1">
            <text:p>580</text:p>
          </table:table-cell>
          <table:table-cell table:style-name="ce1"/>
          <table:table-cell office:value-type="float" office:value="270" table:formula="of:=[.H15]*[.$G$42]+[.$H$42]" table:style-name="ce1">
            <text:p>270</text:p>
          </table:table-cell>
          <table:table-cell office:value-type="float" office:value="520" table:style-name="ce1">
            <text:p>5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float" office:value="299.7803468208092" table:formula="of:=FORECAST([.E16];[.$A$6:.$A$9];[.$B$6:.$B$9])" table:style-name="ce2">
            <text:p>300</text:p>
          </table:table-cell>
          <table:table-cell office:value-type="float" office:value="590" table:style-name="ce1">
            <text:p>590</text:p>
          </table:table-cell>
          <table:table-cell table:style-name="ce1"/>
          <table:table-cell office:value-type="float" office:value="280" table:formula="of:=[.H16]*[.$G$42]+[.$H$42]" table:style-name="ce1">
            <text:p>280</text:p>
          </table:table-cell>
          <table:table-cell office:value-type="float" office:value="530" table:style-name="ce1">
            <text:p>53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11.26011560693632" table:formula="of:=FORECAST([.E17];[.$A$6:.$A$9];[.$B$6:.$B$9])" table:style-name="ce2">
            <text:p>311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290" table:formula="of:=[.H17]*[.$G$42]+[.$H$42]" table:style-name="ce1">
            <text:p>290</text:p>
          </table:table-cell>
          <table:table-cell office:value-type="float" office:value="540" table:style-name="ce1">
            <text:p>54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22.73988439306356" table:formula="of:=FORECAST([.E18];[.$A$6:.$A$9];[.$B$6:.$B$9])" table:style-name="ce2">
            <text:p>323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300" table:formula="of:=[.H18]*[.$G$42]+[.$H$42]" table:style-name="ce1">
            <text:p>300</text:p>
          </table:table-cell>
          <table:table-cell office:value-type="float" office:value="550" table:style-name="ce1">
            <text:p>55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34.21965317919069" table:formula="of:=FORECAST([.E19];[.$A$6:.$A$9];[.$B$6:.$B$9])" table:style-name="ce2">
            <text:p>334</text:p>
          </table:table-cell>
          <table:table-cell office:value-type="float" office:value="620" table:style-name="ce1">
            <text:p>620</text:p>
          </table:table-cell>
          <table:table-cell table:style-name="ce1"/>
          <table:table-cell office:value-type="float" office:value="310" table:formula="of:=[.H19]*[.$G$42]+[.$H$42]" table:style-name="ce1">
            <text:p>310</text:p>
          </table:table-cell>
          <table:table-cell office:value-type="float" office:value="560" table:style-name="ce1">
            <text:p>56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45.69942196531792" table:formula="of:=FORECAST([.E20];[.$A$6:.$A$9];[.$B$6:.$B$9])" table:style-name="ce2">
            <text:p>346</text:p>
          </table:table-cell>
          <table:table-cell office:value-type="float" office:value="630" table:style-name="ce1">
            <text:p>630</text:p>
          </table:table-cell>
          <table:table-cell table:style-name="ce1"/>
          <table:table-cell office:value-type="float" office:value="320" table:formula="of:=[.H20]*[.$G$42]+[.$H$42]" table:style-name="ce1">
            <text:p>320</text:p>
          </table:table-cell>
          <table:table-cell office:value-type="float" office:value="570" table:style-name="ce1">
            <text:p>57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57.17919075144505" table:formula="of:=FORECAST([.E21];[.$A$6:.$A$9];[.$B$6:.$B$9])" table:style-name="ce2">
            <text:p>357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330" table:formula="of:=[.H21]*[.$G$42]+[.$H$42]" table:style-name="ce1">
            <text:p>330</text:p>
          </table:table-cell>
          <table:table-cell office:value-type="float" office:value="580" table:style-name="ce1">
            <text:p>58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68.65895953757217" table:formula="of:=FORECAST([.E22];[.$A$6:.$A$9];[.$B$6:.$B$9])" table:style-name="ce2">
            <text:p>369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340" table:formula="of:=[.H22]*[.$G$42]+[.$H$42]" table:style-name="ce1">
            <text:p>340</text:p>
          </table:table-cell>
          <table:table-cell office:value-type="float" office:value="590" table:style-name="ce1">
            <text:p>59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80.13872832369941" table:formula="of:=FORECAST([.E23];[.$A$6:.$A$9];[.$B$6:.$B$9])" table:style-name="ce2">
            <text:p>380</text:p>
          </table:table-cell>
          <table:table-cell office:value-type="float" office:value="660" table:style-name="ce1">
            <text:p>660</text:p>
          </table:table-cell>
          <table:table-cell table:style-name="ce1"/>
          <table:table-cell office:value-type="float" office:value="350" table:formula="of:=[.H23]*[.$G$42]+[.$H$42]" table:style-name="ce1">
            <text:p>350</text:p>
          </table:table-cell>
          <table:table-cell office:value-type="float" office:value="600" table:style-name="ce1">
            <text:p>60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391.61849710982654" table:formula="of:=FORECAST([.E24];[.$A$6:.$A$9];[.$B$6:.$B$9])" table:style-name="ce2">
            <text:p>392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360" table:formula="of:=[.H24]*[.$G$42]+[.$H$42]" table:style-name="ce1">
            <text:p>360</text:p>
          </table:table-cell>
          <table:table-cell office:value-type="float" office:value="610" table:style-name="ce1">
            <text:p>61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03.09826589595377" table:formula="of:=FORECAST([.E25];[.$A$6:.$A$9];[.$B$6:.$B$9])" table:style-name="ce2">
            <text:p>403</text:p>
          </table:table-cell>
          <table:table-cell office:value-type="float" office:value="680" table:style-name="ce1">
            <text:p>680</text:p>
          </table:table-cell>
          <table:table-cell table:style-name="ce1"/>
          <table:table-cell office:value-type="float" office:value="370" table:formula="of:=[.H25]*[.$G$42]+[.$H$42]" table:style-name="ce1">
            <text:p>370</text:p>
          </table:table-cell>
          <table:table-cell office:value-type="float" office:value="620" table:style-name="ce1">
            <text:p>62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14.5780346820809" table:formula="of:=FORECAST([.E26];[.$A$6:.$A$9];[.$B$6:.$B$9])" table:style-name="ce2">
            <text:p>415</text:p>
          </table:table-cell>
          <table:table-cell office:value-type="float" office:value="690" table:style-name="ce1">
            <text:p>690</text:p>
          </table:table-cell>
          <table:table-cell table:style-name="ce1"/>
          <table:table-cell office:value-type="float" office:value="380" table:formula="of:=[.H26]*[.$G$42]+[.$H$42]" table:style-name="ce1">
            <text:p>380</text:p>
          </table:table-cell>
          <table:table-cell office:value-type="float" office:value="630" table:style-name="ce1">
            <text:p>63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26.05780346820802" table:formula="of:=FORECAST([.E27];[.$A$6:.$A$9];[.$B$6:.$B$9])" table:style-name="ce2">
            <text:p>426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390" table:formula="of:=[.H27]*[.$G$42]+[.$H$42]" table:style-name="ce1">
            <text:p>390</text:p>
          </table:table-cell>
          <table:table-cell office:value-type="float" office:value="640" table:style-name="ce1">
            <text:p>64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37.53757225433526" table:formula="of:=FORECAST([.E28];[.$A$6:.$A$9];[.$B$6:.$B$9])" table:style-name="ce2">
            <text:p>438</text:p>
          </table:table-cell>
          <table:table-cell office:value-type="float" office:value="710" table:style-name="ce1">
            <text:p>710</text:p>
          </table:table-cell>
          <table:table-cell table:style-name="ce1"/>
          <table:table-cell office:value-type="float" office:value="400" table:formula="of:=[.H28]*[.$G$42]+[.$H$42]" table:style-name="ce1">
            <text:p>400</text:p>
          </table:table-cell>
          <table:table-cell office:value-type="float" office:value="650" table:style-name="ce1">
            <text:p>65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49.01734104046238" table:formula="of:=FORECAST([.E29];[.$A$6:.$A$9];[.$B$6:.$B$9])" table:style-name="ce2">
            <text:p>449</text:p>
          </table:table-cell>
          <table:table-cell office:value-type="float" office:value="720" table:style-name="ce1">
            <text:p>720</text:p>
          </table:table-cell>
          <table:table-cell table:style-name="ce1"/>
          <table:table-cell office:value-type="float" office:value="410" table:formula="of:=[.H29]*[.$G$42]+[.$H$42]" table:style-name="ce1">
            <text:p>410</text:p>
          </table:table-cell>
          <table:table-cell office:value-type="float" office:value="660" table:style-name="ce1">
            <text:p>66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60.49710982658951" table:formula="of:=FORECAST([.E30];[.$A$6:.$A$9];[.$B$6:.$B$9])" table:style-name="ce2">
            <text:p>460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420" table:style-name="ce1">
            <text:p>420</text:p>
          </table:table-cell>
          <table:table-cell office:value-type="float" office:value="670" table:style-name="ce1">
            <text:p>67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71.97687861271675" table:formula="of:=FORECAST([.E31];[.$A$6:.$A$9];[.$B$6:.$B$9])" table:style-name="ce2">
            <text:p>472</text:p>
          </table:table-cell>
          <table:table-cell office:value-type="float" office:value="740" table:style-name="ce1">
            <text:p>740</text:p>
          </table:table-cell>
          <table:table-cell table:style-name="ce1"/>
          <table:table-cell office:value-type="float" office:value="430" table:formula="of:=[.H31]*[.$G$42]+[.$H$42]" table:style-name="ce1">
            <text:p>430</text:p>
          </table:table-cell>
          <table:table-cell office:value-type="float" office:value="680" table:style-name="ce1">
            <text:p>68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83.45664739884387" table:formula="of:=FORECAST([.E32];[.$A$6:.$A$9];[.$B$6:.$B$9])" table:style-name="ce2">
            <text:p>483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440" table:formula="of:=[.H32]*[.$G$42]+[.$H$42]" table:style-name="ce1">
            <text:p>440</text:p>
          </table:table-cell>
          <table:table-cell office:value-type="float" office:value="690" table:style-name="ce1">
            <text:p>69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494.93641618497099" table:formula="of:=FORECAST([.E33];[.$A$6:.$A$9];[.$B$6:.$B$9])" table:style-name="ce2">
            <text:p>495</text:p>
          </table:table-cell>
          <table:table-cell office:value-type="float" office:value="760" table:style-name="ce1">
            <text:p>760</text:p>
          </table:table-cell>
          <table:table-cell table:style-name="ce1"/>
          <table:table-cell office:value-type="float" office:value="450" table:formula="of:=[.H33]*[.$G$42]+[.$H$42]" table:style-name="ce1">
            <text:p>450</text:p>
          </table:table-cell>
          <table:table-cell office:value-type="float" office:value="700" table:style-name="ce1">
            <text:p>70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460" table:formula="of:=[.H34]*[.$G$42]+[.$H$42]" table:style-name="ce1">
            <text:p>460</text:p>
          </table:table-cell>
          <table:table-cell office:value-type="float" office:value="710" table:style-name="ce1">
            <text:p>71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470" table:formula="of:=[.H35]*[.$G$42]+[.$H$42]" table:style-name="ce1">
            <text:p>470</text:p>
          </table:table-cell>
          <table:table-cell office:value-type="float" office:value="720" table:style-name="ce1">
            <text:p>720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float" office:value="1.1479768786127167" table:formula="of:=([.D33]-[.D3])/([.E33]-[.E3])" table:style-name="ce3">
            <text:p>1,1480</text:p>
          </table:table-cell>
          <table:table-cell office:value-type="float" office:value="-377.52601156069358" table:formula="of:=([.E33]*[.D3]-[.D33]*[.E3])/([.E33]-[.E3])" table:style-name="ce4">
            <text:p>-377,526</text:p>
          </table:table-cell>
          <table:table-cell table:style-name="ce1"/>
          <table:table-cell office:value-type="float" office:value="480" table:formula="of:=[.H36]*[.$G$42]+[.$H$42]" table:style-name="ce1">
            <text:p>480</text:p>
          </table:table-cell>
          <table:table-cell office:value-type="float" office:value="730" table:style-name="ce1">
            <text:p>73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490" table:formula="of:=[.H37]*[.$G$42]+[.$H$42]" table:style-name="ce1">
            <text:p>490</text:p>
          </table:table-cell>
          <table:table-cell office:value-type="float" office:value="740" table:style-name="ce1">
            <text:p>74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500" table:formula="of:=[.H38]*[.$G$42]+[.$H$42]" table:style-name="ce1">
            <text:p>500</text:p>
          </table:table-cell>
          <table:table-cell office:value-type="float" office:value="750" table:style-name="ce1">
            <text:p>750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510" table:formula="of:=[.H39]*[.$G$42]+[.$H$42]" table:style-name="ce1">
            <text:p>510</text:p>
          </table:table-cell>
          <table:table-cell office:value-type="float" office:value="760" table:style-name="ce1">
            <text:p>7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3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3" table:style-name="ce1"/>
          <table:table-cell office:value-type="float" office:value="1" table:formula="of:=([.G30]-[.G3])/([.H30]-[.H3])" table:style-name="ce2">
            <text:p>1</text:p>
          </table:table-cell>
          <table:table-cell office:value-type="float" office:value="-250" table:formula="of:=([.H30]*[.G3]-[.G30]*[.H3])/([.H30]-[.H3])" table:style-name="ce1">
            <text:p>-250</text:p>
          </table:table-cell>
          <table:table-cell table:number-columns-repeated="16376"/>
        </table:table-row>
        <table:table-row table:number-rows-repeated="1048534" table:style-name="ro2">
          <table:table-cell table:number-columns-repeated="16384"/>
        </table:table-row>
      </table:table>
      <table:table table:name="SETPOINT" table:style-name="ta2">
        <table:table-column table:style-name="co5" table:default-cell-style-name="ce1"/>
        <table:table-column table:style-name="co8" table:default-cell-style-name="ce1"/>
        <table:table-column table:style-name="co5" table:number-columns-repeated="9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1" table:default-cell-style-name="ce1"/>
        <table:table-column table:style-name="co8" table:default-cell-style-name="ce1"/>
        <table:table-column table:style-name="co5" table:number-columns-repeated="8" table:default-cell-style-name="ce1"/>
        <table:table-column table:style-name="co10" table:default-cell-style-name="ce1"/>
        <table:table-column table:style-name="co5" table:number-columns-repeated="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38" table:default-cell-style-name="ce1"/>
        <table:table-row table:style-name="ro3">
          <table:table-cell office:value-type="string" table:number-columns-spanned="2" table:number-rows-spanned="1" table:style-name="ce5">
            <text:p>POTENZIOMETRO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6">
            <text:p>POTENZIOMETRO PREVISIONE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POTENZIOMETRO CALCOLO</text:p>
          </table:table-cell>
          <table:covered-table-cell/>
          <table:table-cell table:style-name="ce1"/>
          <table:table-cell table:style-name="ce1">
            <draw:frame draw:z-index="1" draw:id="id1" draw:style-name="a1" draw:name="Grafico 2" svg:x="0.00521in" svg:y="0.40625in" svg:width="9.00521in" svg:height="5.95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office:value-type="string" table:number-columns-spanned="2" table:number-rows-spanned="1" table:style-name="ce10">
            <text:p>POTENZIOMETRO ANALOG CALCOLO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POTENZIOMETRO ANALOG</text:p>
          </table:table-cell>
          <table:covered-table-cell/>
          <table:table-cell table:style-name="ce1">
            <draw:frame draw:z-index="2" draw:id="id2" draw:style-name="a2" draw:name="Grafico 5" svg:x="0.74479in" svg:y="0.39583in" svg:width="9.09896in" svg:height="5.93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3" table:style-name="ce1"/>
          <table:table-cell office:value-type="string" table:number-columns-spanned="3" table:number-rows-spanned="1" table:style-name="ce5">
            <text:p>POTENZIOMETRO RV</text:p>
          </table:table-cell>
          <table:covered-table-cell table:number-columns-repeated="2"/>
          <table:table-cell table:number-columns-repeated="16339" table:style-name="ce1"/>
        </table:table-row>
        <table:table-row table:style-name="ro2"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number-columns-repeated="2" table:style-name="ce1"/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style-name="ce1"/>
          <table:table-cell office:value-type="string" table:style-name="ce1">
            <text:p>ANGOLO</text:p>
          </table:table-cell>
          <table:table-cell office:value-type="string" table:style-name="ce1">
            <text:p>VALORE</text:p>
          </table:table-cell>
          <table:table-cell table:number-columns-repeated="14" table:style-name="ce1"/>
          <table:table-cell office:value-type="string" table:style-name="ce1">
            <text:p>ANALOG</text:p>
          </table:table-cell>
          <table:table-cell office:value-type="string" table:style-name="ce1">
            <text:p>VALORE</text:p>
          </table:table-cell>
          <table:table-cell table:style-name="ce1"/>
          <table:table-cell office:value-type="string" table:style-name="ce1">
            <text:p>ANALOG</text:p>
          </table:table-cell>
          <table:table-cell office:value-type="string" table:style-name="ce1">
            <text:p>VALORE</text:p>
          </table:table-cell>
          <table:table-cell table:number-columns-repeated="14" table:style-name="ce1"/>
          <table:table-cell office:value-type="string" table:style-name="ce1">
            <text:p>R 100K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ANALOG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/>
          <table:table-cell table:style-name="ce1">
            <draw:frame draw:z-index="3" draw:id="id3" draw:style-name="a3" draw:name="Grafico 6" svg:x="0.03646in" svg:y="0.01042in" svg:width="9.75521in" svg:height="5.93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3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5.45454545454544" table:formula="of:=FORECAST.LINEAR([.E3];[.$B$3:.$B$13];[.$A$3:.$A$13])" table:style-name="ce1">
            <text:p>235,45454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number-columns-repeated="14" table:style-name="ce1"/>
          <table:table-cell office:value-type="float" office:value="29.998944033790867" table:formula="of:=([.Y3]-[.$Y$16])/[.$X$16]" table:style-name="ce2">
            <text:p>3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9.998944033790867" table:formula="of:=[.X3]" table:style-name="ce2">
            <text:p>30</text:p>
          </table:table-cell>
          <table:table-cell office:value-type="float" office:value="200" table:formula="of:=[.B3]" table:style-name="ce1">
            <text:p>200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.15" table:style-name="ce1">
            <text:p>0,15</text:p>
          </table:table-cell>
          <table:table-cell office:value-type="float" office:value="200" table:style-name="ce1">
            <text:p>200</text:p>
          </table:table-cell>
          <table:table-cell office:value-type="float" office:value="30.059999999999995" table:formula="of:=[.AR3]*1002/5" table:style-name="ce1">
            <text:p>30,06</text:p>
          </table:table-cell>
          <table:table-cell office:value-type="float" office:value="200" table:formula="of:=[.AT3]*[.$AS$16]+[.$AT$16]" table:style-name="ce1">
            <text:p>200</text:p>
          </table:table-cell>
          <table:table-cell table:number-columns-repeated="1633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47.5" table:formula="of:=[.B5]-[.$B$15]*[.C4]" table:style-name="ce1">
            <text:p>247,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60.31818181818181" table:formula="of:=FORECAST.LINEAR([.E4];[.$B$3:.$B$13];[.$A$3:.$A$13])" table:style-name="ce1">
            <text:p>260,318181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25" table:formula="of:=[.H4]*[.$H$16]+[.$I$16]" table:style-name="ce1">
            <text:p>225</text:p>
          </table:table-cell>
          <table:table-cell table:number-columns-repeated="14" table:style-name="ce1"/>
          <table:table-cell office:value-type="float" office:value="117.99612812389998" table:formula="of:=([.Y4]-[.$Y$16])/[.$X$16]" table:style-name="ce2">
            <text:p>118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117.99612812389998" table:formula="of:=[.X4]" table:style-name="ce2">
            <text:p>118</text:p>
          </table:table-cell>
          <table:table-cell office:value-type="float" office:value="247.5" table:formula="of:=[.B4]" table:style-name="ce1">
            <text:p>247,5</text:p>
          </table:table-cell>
          <table:table-cell table:style-name="ce2"/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" table:style-name="ce1">
            <text:p>2,5</text:p>
          </table:table-cell>
          <table:table-cell office:value-type="float" office:value="225" table:style-name="ce1">
            <text:p>225</text:p>
          </table:table-cell>
          <table:table-cell office:value-type="float" office:value="501" table:formula="of:=[.AR4]*1002/5" table:style-name="ce1">
            <text:p>501</text:p>
          </table:table-cell>
          <table:table-cell office:value-type="float" office:value="225" table:formula="of:=[.AT4]*(([.AS4]-[.AS3])/([.AT4]-[.AT3]))+(([.AT4]*[.AS3]-[.AS4]*[.AT3])/([.AT4]-[.AT3]))" table:style-name="ce1">
            <text:p>225</text:p>
          </table:table-cell>
          <table:table-cell office:value-type="float" office:value="5.3085318724253622E-2" table:formula="of:=(([.AS4]-[.AS3])/([.AT4]-[.AT3]))" table:style-name="ce1">
            <text:p>0,053085319</text:p>
          </table:table-cell>
          <table:table-cell office:value-type="float" office:value="198.40425531914894" table:formula="of:=(([.AT4]*[.AS3]-[.AS4]*[.AT3])/([.AT4]-[.AT3]))" table:style-name="ce1">
            <text:p>198,4042553</text:p>
          </table:table-cell>
          <table:table-cell table:number-columns-repeated="16335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88" table:formula="of:=[.B6]-[.$B$15]*[.C5]" table:style-name="ce1">
            <text:p>28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85.18181818181819" table:formula="of:=FORECAST.LINEAR([.E5];[.$B$3:.$B$13];[.$A$3:.$A$13])" table:style-name="ce1">
            <text:p>285,181818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50" table:formula="of:=[.H5]*[.$H$16]+[.$I$16]" table:style-name="ce1">
            <text:p>250</text:p>
          </table:table-cell>
          <table:table-cell table:number-columns-repeated="14" table:style-name="ce1"/>
          <table:table-cell office:value-type="float" office:value="205.99331221400908" table:formula="of:=([.Y5]-[.$Y$16])/[.$X$16]" table:style-name="ce2">
            <text:p>206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205.99331221400908" table:formula="of:=[.X5]" table:style-name="ce2">
            <text:p>206</text:p>
          </table:table-cell>
          <table:table-cell office:value-type="float" office:value="288" table:formula="of:=[.B5]" table:style-name="ce1">
            <text:p>288</text:p>
          </table:table-cell>
          <table:table-cell table:style-name="ce2"/>
          <table:table-cell table:number-columns-repeated="13" table:style-name="ce1"/>
          <table:table-cell office:value-type="float" office:value="20" table:style-name="ce1">
            <text:p>20</text:p>
          </table:table-cell>
          <table:table-cell office:value-type="float" office:value="3.3330000000000002" table:style-name="ce1">
            <text:p>3,333</text:p>
          </table:table-cell>
          <table:table-cell office:value-type="float" office:value="250" table:style-name="ce1">
            <text:p>250</text:p>
          </table:table-cell>
          <table:table-cell office:value-type="float" office:value="667.93320000000006" table:formula="of:=[.AR5]*1002/5" table:style-name="ce1">
            <text:p>667,9332</text:p>
          </table:table-cell>
          <table:table-cell office:value-type="float" office:value="249.99999999999994" table:formula="of:=[.AT5]*(([.AS5]-[.AS4])/([.AT5]-[.AT4]))+(([.AT5]*[.AS4]-[.AS5]*[.AT4])/([.AT5]-[.AT4]))" table:style-name="ce1">
            <text:p>250</text:p>
          </table:table-cell>
          <table:table-cell office:value-type="float" office:value="0.14976050300359658" table:formula="of:=(([.AS5]-[.AS4])/([.AT5]-[.AT4]))" table:style-name="ce1">
            <text:p>0,149760503</text:p>
          </table:table-cell>
          <table:table-cell office:value-type="float" office:value="149.96998799519804" table:formula="of:=(([.AT5]*[.AS4]-[.AS5]*[.AT4])/([.AT5]-[.AT4]))" table:style-name="ce1">
            <text:p>149,969988</text:p>
          </table:table-cell>
          <table:table-cell table:number-columns-repeated="16335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24" table:formula="of:=[.B7]-[.$B$15]*[.C6]" table:style-name="ce1">
            <text:p>32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10.0454545454545" table:formula="of:=FORECAST.LINEAR([.E6];[.$B$3:.$B$13];[.$A$3:.$A$13])" table:style-name="ce1">
            <text:p>310,045454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75" table:formula="of:=[.H6]*[.$H$16]+[.$I$16]" table:style-name="ce1">
            <text:p>275</text:p>
          </table:table-cell>
          <table:table-cell table:number-columns-repeated="14" table:style-name="ce1"/>
          <table:table-cell office:value-type="float" office:value="293.99049630411821" table:formula="of:=([.Y6]-[.$Y$16])/[.$X$16]" table:style-name="ce2">
            <text:p>294</text:p>
          </table:table-cell>
          <table:table-cell office:value-type="float" office:value="275" table:style-name="ce1">
            <text:p>275</text:p>
          </table:table-cell>
          <table:table-cell table:style-name="ce1"/>
          <table:table-cell office:value-type="float" office:value="293.99049630411821" table:formula="of:=[.X6]" table:style-name="ce2">
            <text:p>294</text:p>
          </table:table-cell>
          <table:table-cell office:value-type="float" office:value="324" table:formula="of:=[.B6]" table:style-name="ce1">
            <text:p>324</text:p>
          </table:table-cell>
          <table:table-cell table:style-name="ce2"/>
          <table:table-cell table:number-columns-repeated="13" table:style-name="ce1"/>
          <table:table-cell office:value-type="float" office:value="30" table:style-name="ce1">
            <text:p>30</text:p>
          </table:table-cell>
          <table:table-cell office:value-type="float" office:value="3.75" table:style-name="ce1">
            <text:p>3,75</text:p>
          </table:table-cell>
          <table:table-cell office:value-type="float" office:value="275" table:style-name="ce1">
            <text:p>275</text:p>
          </table:table-cell>
          <table:table-cell office:value-type="float" office:value="751.5" table:formula="of:=[.AR6]*1002/5" table:style-name="ce1">
            <text:p>751,5</text:p>
          </table:table-cell>
          <table:table-cell office:value-type="float" office:value="275.00000000000011" table:formula="of:=[.AT6]*(([.AS6]-[.AS5])/([.AT6]-[.AT5]))+(([.AT6]*[.AS5]-[.AS6]*[.AT5])/([.AT6]-[.AT5]))" table:style-name="ce1">
            <text:p>275</text:p>
          </table:table-cell>
          <table:table-cell office:value-type="float" office:value="0.29916186811030238" table:formula="of:=(([.AS6]-[.AS5])/([.AT6]-[.AT5]))" table:style-name="ce1">
            <text:p>0,299161868</text:p>
          </table:table-cell>
          <table:table-cell office:value-type="float" office:value="50.179856115107889" table:formula="of:=(([.AT6]*[.AS5]-[.AS6]*[.AT5])/([.AT6]-[.AT5]))" table:style-name="ce1">
            <text:p>50,17985612</text:p>
          </table:table-cell>
          <table:table-cell table:number-columns-repeated="16335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55.5" table:formula="of:=[.B8]-[.$B$15]*[.C7]" table:style-name="ce1">
            <text:p>355,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34.90909090909088" table:formula="of:=FORECAST.LINEAR([.E7];[.$B$3:.$B$13];[.$A$3:.$A$13])" table:style-name="ce1">
            <text:p>334,909090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300" table:formula="of:=[.H7]*[.$H$16]+[.$I$16]" table:style-name="ce1">
            <text:p>300</text:p>
          </table:table-cell>
          <table:table-cell table:number-columns-repeated="14" table:style-name="ce1"/>
          <table:table-cell office:value-type="float" office:value="381.98768039422731" table:formula="of:=([.Y7]-[.$Y$16])/[.$X$16]" table:style-name="ce2">
            <text:p>382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381.98768039422731" table:formula="of:=[.X7]" table:style-name="ce2">
            <text:p>382</text:p>
          </table:table-cell>
          <table:table-cell office:value-type="float" office:value="355.5" table:formula="of:=[.B7]" table:style-name="ce1">
            <text:p>355,5</text:p>
          </table:table-cell>
          <table:table-cell table:style-name="ce2"/>
          <table:table-cell table:number-columns-repeated="13" table:style-name="ce1"/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801.6" table:formula="of:=[.AR7]*1002/5" table:style-name="ce1">
            <text:p>801,6</text:p>
          </table:table-cell>
          <table:table-cell office:value-type="float" office:value="299.99999999999989" table:formula="of:=[.AT7]*(([.AS7]-[.AS6])/([.AT7]-[.AT6]))+(([.AT7]*[.AS6]-[.AS7]*[.AT6])/([.AT7]-[.AT6]))" table:style-name="ce1">
            <text:p>300</text:p>
          </table:table-cell>
          <table:table-cell office:value-type="float" office:value="0.49900199600798378" table:formula="of:=(([.AS7]-[.AS6])/([.AT7]-[.AT6]))" table:style-name="ce1">
            <text:p>0,499001996</text:p>
          </table:table-cell>
          <table:table-cell office:value-type="float" office:value="-99.999999999999957" table:formula="of:=(([.AT7]*[.AS6]-[.AS7]*[.AT6])/([.AT7]-[.AT6]))" table:style-name="ce1">
            <text:p>-100</text:p>
          </table:table-cell>
          <table:table-cell table:number-columns-repeated="16335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82.5" table:formula="of:=[.B9]-[.$B$15]*[.C8]" table:style-name="ce1">
            <text:p>382,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59.77272727272725" table:formula="of:=FORECAST.LINEAR([.E8];[.$B$3:.$B$13];[.$A$3:.$A$13])" table:style-name="ce1">
            <text:p>359,772727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25" table:formula="of:=[.H8]*[.$H$16]+[.$I$16]" table:style-name="ce1">
            <text:p>325</text:p>
          </table:table-cell>
          <table:table-cell table:number-columns-repeated="14" table:style-name="ce1"/>
          <table:table-cell office:value-type="float" office:value="469.98486448433641" table:formula="of:=([.Y8]-[.$Y$16])/[.$X$16]" table:style-name="ce2">
            <text:p>470</text:p>
          </table:table-cell>
          <table:table-cell office:value-type="float" office:value="325" table:style-name="ce1">
            <text:p>325</text:p>
          </table:table-cell>
          <table:table-cell table:style-name="ce1"/>
          <table:table-cell office:value-type="float" office:value="469.98486448433641" table:formula="of:=[.X8]" table:style-name="ce2">
            <text:p>470</text:p>
          </table:table-cell>
          <table:table-cell office:value-type="float" office:value="382.5" table:formula="of:=[.B8]" table:style-name="ce1">
            <text:p>382,5</text:p>
          </table:table-cell>
          <table:table-cell table:style-name="ce2"/>
          <table:table-cell table:number-columns-repeated="13" table:style-name="ce1"/>
          <table:table-cell office:value-type="float" office:value="50" table:style-name="ce1">
            <text:p>50</text:p>
          </table:table-cell>
          <table:table-cell office:value-type="float" office:value="4.1669999999999998" table:style-name="ce1">
            <text:p>4,167</text:p>
          </table:table-cell>
          <table:table-cell office:value-type="float" office:value="325" table:style-name="ce1">
            <text:p>325</text:p>
          </table:table-cell>
          <table:table-cell office:value-type="float" office:value="835.06679999999994" table:formula="of:=[.AR8]*1002/5" table:style-name="ce1">
            <text:p>835,0668</text:p>
          </table:table-cell>
          <table:table-cell office:value-type="float" office:value="325" table:formula="of:=[.AT8]*(([.AS8]-[.AS7])/([.AT8]-[.AT7]))+(([.AT8]*[.AS7]-[.AS8]*[.AT7])/([.AT8]-[.AT7]))" table:style-name="ce1">
            <text:p>325</text:p>
          </table:table-cell>
          <table:table-cell office:value-type="float" office:value="0.74700897605985805" table:formula="of:=(([.AS8]-[.AS7])/([.AT8]-[.AT7]))" table:style-name="ce1">
            <text:p>0,747008976</text:p>
          </table:table-cell>
          <table:table-cell office:value-type="float" office:value="-298.80239520958219" table:formula="of:=(([.AT8]*[.AS7]-[.AS8]*[.AT7])/([.AT8]-[.AT7]))" table:style-name="ce1">
            <text:p>-298,8023952</text:p>
          </table:table-cell>
          <table:table-cell table:number-columns-repeated="16335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405" table:formula="of:=[.B10]-[.$B$15]*[.C9]" table:style-name="ce1">
            <text:p>40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84.63636363636363" table:formula="of:=FORECAST.LINEAR([.E9];[.$B$3:.$B$13];[.$A$3:.$A$13])" table:style-name="ce1">
            <text:p>384,6363636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350" table:formula="of:=[.H9]*[.$H$16]+[.$I$16]" table:style-name="ce1">
            <text:p>350</text:p>
          </table:table-cell>
          <table:table-cell table:number-columns-repeated="14" table:style-name="ce1"/>
          <table:table-cell office:value-type="float" office:value="557.98204857444557" table:formula="of:=([.Y9]-[.$Y$16])/[.$X$16]" table:style-name="ce2">
            <text:p>558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557.98204857444557" table:formula="of:=[.X9]" table:style-name="ce2">
            <text:p>558</text:p>
          </table:table-cell>
          <table:table-cell office:value-type="float" office:value="405" table:formula="of:=[.B9]" table:style-name="ce1">
            <text:p>405</text:p>
          </table:table-cell>
          <table:table-cell table:style-name="ce2"/>
          <table:table-cell table:number-columns-repeated="13" table:style-name="ce1"/>
          <table:table-cell office:value-type="float" office:value="60" table:style-name="ce1">
            <text:p>60</text:p>
          </table:table-cell>
          <table:table-cell office:value-type="float" office:value="4.2859999999999996" table:style-name="ce1">
            <text:p>4,286</text:p>
          </table:table-cell>
          <table:table-cell office:value-type="float" office:value="350" table:style-name="ce1">
            <text:p>350</text:p>
          </table:table-cell>
          <table:table-cell office:value-type="float" office:value="858.91439999999989" table:formula="of:=[.AR9]*1002/5" table:style-name="ce1">
            <text:p>858,9144</text:p>
          </table:table-cell>
          <table:table-cell office:value-type="float" office:value="349.99999999999795" table:formula="of:=[.AT9]*(([.AS9]-[.AS8])/([.AT9]-[.AT8]))+(([.AT9]*[.AS8]-[.AS9]*[.AT8])/([.AT9]-[.AT8]))" table:style-name="ce1">
            <text:p>350</text:p>
          </table:table-cell>
          <table:table-cell office:value-type="float" office:value="1.0483235210251791" table:formula="of:=(([.AS9]-[.AS8])/([.AT9]-[.AT8]))" table:style-name="ce1">
            <text:p>1,048323521</text:p>
          </table:table-cell>
          <table:table-cell office:value-type="float" office:value="-550.42016806723109" table:formula="of:=(([.AT9]*[.AS8]-[.AS9]*[.AT8])/([.AT9]-[.AT8]))" table:style-name="ce1">
            <text:p>-550,4201681</text:p>
          </table:table-cell>
          <table:table-cell table:number-columns-repeated="16335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423" table:formula="of:=[.B11]-[.$B$15]*[.C10]" table:style-name="ce1">
            <text:p>42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09.5" table:formula="of:=FORECAST.LINEAR([.E10];[.$B$3:.$B$13];[.$A$3:.$A$13])" table:style-name="ce1">
            <text:p>409,5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75" table:formula="of:=[.H10]*[.$H$16]+[.$I$16]" table:style-name="ce1">
            <text:p>375</text:p>
          </table:table-cell>
          <table:table-cell table:number-columns-repeated="14" table:style-name="ce1"/>
          <table:table-cell office:value-type="float" office:value="645.97923266455462" table:formula="of:=([.Y10]-[.$Y$16])/[.$X$16]" table:style-name="ce2">
            <text:p>646</text:p>
          </table:table-cell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645.97923266455462" table:formula="of:=[.X10]" table:style-name="ce2">
            <text:p>646</text:p>
          </table:table-cell>
          <table:table-cell office:value-type="float" office:value="423" table:formula="of:=[.B10]" table:style-name="ce1">
            <text:p>423</text:p>
          </table:table-cell>
          <table:table-cell table:style-name="ce2"/>
          <table:table-cell table:number-columns-repeated="13" table:style-name="ce1"/>
          <table:table-cell office:value-type="float" office:value="70" table:style-name="ce1">
            <text:p>70</text:p>
          </table:table-cell>
          <table:table-cell office:value-type="float" office:value="4.375" table:style-name="ce1">
            <text:p>4,375</text:p>
          </table:table-cell>
          <table:table-cell office:value-type="float" office:value="375" table:style-name="ce1">
            <text:p>375</text:p>
          </table:table-cell>
          <table:table-cell office:value-type="float" office:value="876.75" table:formula="of:=[.AR10]*1002/5" table:style-name="ce1">
            <text:p>876,75</text:p>
          </table:table-cell>
          <table:table-cell office:value-type="float" office:value="374.99999999999955" table:formula="of:=[.AT10]*(([.AS10]-[.AS9])/([.AT10]-[.AT9]))+(([.AT10]*[.AS9]-[.AS10]*[.AT9])/([.AT10]-[.AT9]))" table:style-name="ce1">
            <text:p>375</text:p>
          </table:table-cell>
          <table:table-cell office:value-type="float" office:value="1.4016910000224181" table:formula="of:=(([.AS10]-[.AS9])/([.AT10]-[.AT9]))" table:style-name="ce1">
            <text:p>1,401691</text:p>
          </table:table-cell>
          <table:table-cell office:value-type="float" office:value="-853.93258426965554" table:formula="of:=(([.AT10]*[.AS9]-[.AS10]*[.AT9])/([.AT10]-[.AT9]))" table:style-name="ce1">
            <text:p>-853,9325843</text:p>
          </table:table-cell>
          <table:table-cell table:number-columns-repeated="16335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436.5" table:formula="of:=[.B12]-[.$B$15]*[.C11]" table:style-name="ce1">
            <text:p>436,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434.36363636363637" table:formula="of:=FORECAST.LINEAR([.E11];[.$B$3:.$B$13];[.$A$3:.$A$13])" table:style-name="ce1">
            <text:p>434,3636364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400" table:formula="of:=[.H11]*[.$H$16]+[.$I$16]" table:style-name="ce1">
            <text:p>400</text:p>
          </table:table-cell>
          <table:table-cell table:number-columns-repeated="14" table:style-name="ce1"/>
          <table:table-cell office:value-type="float" office:value="733.97641675466377" table:formula="of:=([.Y11]-[.$Y$16])/[.$X$16]" table:style-name="ce2">
            <text:p>734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733.97641675466377" table:formula="of:=[.X11]" table:style-name="ce2">
            <text:p>734</text:p>
          </table:table-cell>
          <table:table-cell office:value-type="float" office:value="436.5" table:formula="of:=[.B11]" table:style-name="ce1">
            <text:p>436,5</text:p>
          </table:table-cell>
          <table:table-cell table:style-name="ce2"/>
          <table:table-cell table:number-columns-repeated="13" table:style-name="ce1"/>
          <table:table-cell office:value-type="float" office:value="80" table:style-name="ce1">
            <text:p>80</text:p>
          </table:table-cell>
          <table:table-cell office:value-type="float" office:value="4.444" table:style-name="ce1">
            <text:p>4,444</text:p>
          </table:table-cell>
          <table:table-cell office:value-type="float" office:value="400" table:style-name="ce1">
            <text:p>400</text:p>
          </table:table-cell>
          <table:table-cell office:value-type="float" office:value="890.57759999999996" table:formula="of:=[.AR11]*1002/5" table:style-name="ce1">
            <text:p>890,5776</text:p>
          </table:table-cell>
          <table:table-cell office:value-type="float" office:value="399.99999999999932" table:formula="of:=[.AT11]*(([.AS11]-[.AS10])/([.AT11]-[.AT10]))+(([.AT11]*[.AS10]-[.AS11]*[.AT10])/([.AT11]-[.AT10]))" table:style-name="ce1">
            <text:p>400</text:p>
          </table:table-cell>
          <table:table-cell office:value-type="float" office:value="1.8079782464057443" table:formula="of:=(([.AS11]-[.AS10])/([.AT11]-[.AT10]))" table:style-name="ce1">
            <text:p>1,807978246</text:p>
          </table:table-cell>
          <table:table-cell office:value-type="float" office:value="-1210.144927536237" table:formula="of:=(([.AT11]*[.AS10]-[.AS11]*[.AT10])/([.AT11]-[.AT10]))" table:style-name="ce1">
            <text:p>-1210,144928</text:p>
          </table:table-cell>
          <table:table-cell table:number-columns-repeated="16335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445.5" table:formula="of:=[.B13]-[.$B$15]*[.C12]" table:style-name="ce1">
            <text:p>445,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459.22727272727269" table:formula="of:=FORECAST.LINEAR([.E12];[.$B$3:.$B$13];[.$A$3:.$A$13])" table:style-name="ce1">
            <text:p>459,2272727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425" table:formula="of:=[.H12]*[.$H$16]+[.$I$16]" table:style-name="ce1">
            <text:p>425</text:p>
          </table:table-cell>
          <table:table-cell table:number-columns-repeated="14" table:style-name="ce1"/>
          <table:table-cell office:value-type="float" office:value="821.97360084477282" table:formula="of:=([.Y12]-[.$Y$16])/[.$X$16]" table:style-name="ce2">
            <text:p>822</text:p>
          </table:table-cell>
          <table:table-cell office:value-type="float" office:value="425" table:style-name="ce1">
            <text:p>425</text:p>
          </table:table-cell>
          <table:table-cell table:style-name="ce1"/>
          <table:table-cell office:value-type="float" office:value="821.97360084477282" table:formula="of:=[.X12]" table:style-name="ce2">
            <text:p>822</text:p>
          </table:table-cell>
          <table:table-cell office:value-type="float" office:value="445.5" table:formula="of:=[.B12]" table:style-name="ce1">
            <text:p>445,5</text:p>
          </table:table-cell>
          <table:table-cell table:style-name="ce2"/>
          <table:table-cell table:number-columns-repeated="13" table:style-name="ce1"/>
          <table:table-cell office:value-type="float" office:value="90" table:style-name="ce1">
            <text:p>90</text:p>
          </table:table-cell>
          <table:table-cell office:value-type="float" office:value="4.5" table:style-name="ce1">
            <text:p>4,5</text:p>
          </table:table-cell>
          <table:table-cell office:value-type="float" office:value="425" table:style-name="ce1">
            <text:p>425</text:p>
          </table:table-cell>
          <table:table-cell office:value-type="float" office:value="901.8" table:formula="of:=[.AR12]*1002/5" table:style-name="ce1">
            <text:p>901,8</text:p>
          </table:table-cell>
          <table:table-cell office:value-type="float" office:value="425.00000000000205" table:formula="of:=[.AT12]*(([.AS12]-[.AS11])/([.AT12]-[.AT11]))+(([.AT12]*[.AS11]-[.AS12]*[.AT11])/([.AT12]-[.AT11]))" table:style-name="ce1">
            <text:p>425</text:p>
          </table:table-cell>
          <table:table-cell office:value-type="float" office:value="2.2276874821785015" table:formula="of:=(([.AS12]-[.AS11])/([.AT12]-[.AT11]))" table:style-name="ce1">
            <text:p>2,227687482</text:p>
          </table:table-cell>
          <table:table-cell office:value-type="float" office:value="-1583.9285714285706" table:formula="of:=(([.AT12]*[.AS11]-[.AS12]*[.AT11])/([.AT12]-[.AT11]))" table:style-name="ce1">
            <text:p>-1583,928571</text:p>
          </table:table-cell>
          <table:table-cell table:number-columns-repeated="16335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300" table:style-name="ce1">
            <text:p>300</text:p>
          </table:table-cell>
          <table:table-cell office:value-type="float" office:value="484.09090909090907" table:formula="of:=FORECAST.LINEAR([.E13];[.$B$3:.$B$13];[.$A$3:.$A$13])" table:style-name="ce1">
            <text:p>484,0909091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14" table:style-name="ce1"/>
          <table:table-cell office:value-type="float" office:value="909.97078493488198" table:formula="of:=([.Y13]-[.$Y$16])/[.$X$16]" table:style-name="ce2">
            <text:p>910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909.97078493488198" table:formula="of:=[.X13]" table:style-name="ce2">
            <text:p>910</text:p>
          </table:table-cell>
          <table:table-cell office:value-type="float" office:value="450" table:formula="of:=[.B13]" table:style-name="ce1">
            <text:p>450</text:p>
          </table:table-cell>
          <table:table-cell table:style-name="ce2"/>
          <table:table-cell table:number-columns-repeated="13" table:style-name="ce1"/>
          <table:table-cell office:value-type="float" office:value="100" table:style-name="ce1">
            <text:p>100</text:p>
          </table:table-cell>
          <table:table-cell office:value-type="float" office:value="4.5449999999999999" table:style-name="ce1">
            <text:p>4,545</text:p>
          </table:table-cell>
          <table:table-cell office:value-type="float" office:value="450" table:style-name="ce1">
            <text:p>450</text:p>
          </table:table-cell>
          <table:table-cell office:value-type="float" office:value="910.81799999999998" table:formula="of:=[.AR13]*1002/5" table:style-name="ce1">
            <text:p>910,818</text:p>
          </table:table-cell>
          <table:table-cell office:value-type="float" office:value="449.99999999999454" table:formula="of:=[.AT13]*(([.AS13]-[.AS12])/([.AT13]-[.AT12]))+(([.AT13]*[.AS12]-[.AS13]*[.AT12])/([.AT13]-[.AT12]))" table:style-name="ce1">
            <text:p>450</text:p>
          </table:table-cell>
          <table:table-cell office:value-type="float" office:value="2.7722333111554578" table:formula="of:=(([.AS13]-[.AS12])/([.AT13]-[.AT12]))" table:style-name="ce1">
            <text:p>2,772233311</text:p>
          </table:table-cell>
          <table:table-cell office:value-type="float" office:value="-2074.9999999999973" table:formula="of:=(([.AT13]*[.AS12]-[.AS13]*[.AT12])/([.AT13]-[.AT12]))" table:style-name="ce1">
            <text:p>-2075</text:p>
          </table:table-cell>
          <table:table-cell table:number-columns-repeated="16335"/>
        </table:table-row>
        <table:table-row table:style-name="ro2">
          <table:table-cell table:number-columns-repeated="42" table:style-name="ce1"/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</text:p>
          </table:table-cell>
          <table:table-cell table:number-columns-repeated="16338" table:style-name="ce1"/>
        </table:table-row>
        <table:table-row table:style-name="ro2">
          <table:table-cell table:style-name="ce1"/>
          <table:table-cell office:value-type="float" office:value="4.5" table:style-name="ce1">
            <text:p>4,5</text:p>
          </table:table-cell>
          <table:table-cell table:number-columns-repeated="5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4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7" table:style-name="ce1"/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office:value-type="string" table:style-name="ce1">
            <text:p>m</text:p>
          </table:table-cell>
          <table:table-cell office:value-type="string" table:style-name="ce1">
            <text:p>q</text:p>
          </table:table-cell>
          <table:table-cell table:number-columns-repeated="16338" table:style-name="ce1"/>
        </table:table-row>
        <table:table-row table:style-name="ro2">
          <table:table-cell table:number-columns-repeated="7" table:style-name="ce1"/>
          <table:table-cell office:value-type="float" office:value="0.83333333333333337" table:formula="of:=(([.I13]-[.I3])/([.H13]-[.H3]))" table:style-name="ce7">
            <text:p>0,833333333</text:p>
          </table:table-cell>
          <table:table-cell office:value-type="float" office:value="200" table:formula="of:=([.H13]*[.I3]-[.H3]*[.I13])/([.H13]-[.H3])" table:style-name="ce1">
            <text:p>200</text:p>
          </table:table-cell>
          <table:table-cell table:number-columns-repeated="14" table:style-name="ce1"/>
          <table:table-cell office:value-type="float" office:value="0.28410000000000002" table:style-name="ce1">
            <text:p>0,2841</text:p>
          </table:table-cell>
          <table:table-cell office:value-type="float" office:value="191.47730000000001" table:style-name="ce8">
            <text:p>191,4773</text:p>
          </table:table-cell>
          <table:table-cell table:number-columns-repeated="17" table:style-name="ce1"/>
          <table:table-cell office:value-type="float" office:value="44.009779951100249" table:formula="of:=([.AQ13]-[.AQ4])/([.AR13]-[.AR4])" table:style-name="ce1">
            <text:p>44,00977995</text:p>
          </table:table-cell>
          <table:table-cell office:value-type="float" office:value="-100.02444987775063" table:formula="of:=([.AR13]*[.AQ4]-[.AQ13]*[.AR4])/([.AR13]-[.AR4])" table:style-name="ce1">
            <text:p>-100,0244499</text:p>
          </table:table-cell>
          <table:table-cell office:value-type="float" office:value="0.28384641411148126" table:formula="of:=([.AS13]-[.AS3])/([.AT13]-[.AT3])" table:style-name="ce1">
            <text:p>0,283846414</text:p>
          </table:table-cell>
          <table:table-cell office:value-type="float" office:value="191.46757679180888" table:formula="of:=([.AT13]*[.AS3]-[.AS13]*[.AT3])/([.AT13]-[.AT3])" table:style-name="ce1">
            <text:p>191,4675768</text:p>
          </table:table-cell>
          <table:table-cell table:number-columns-repeated="16338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3"/>
          <table:table-cell office:value-type="string" table:style-name="ce1">
            <text:p>ANALOG</text:p>
          </table:table-cell>
          <table:table-cell office:value-type="string" table:style-name="ce9">
            <text:p>SOTTRAZIONE</text:p>
          </table:table-cell>
          <table:table-cell table:number-columns-repeated="16359" table:style-name="ce1"/>
        </table:table-row>
        <table:table-row table:style-name="ro2">
          <table:table-cell table:number-columns-repeated="23"/>
          <table:table-cell office:value-type="float" office:value="29.998944033790867" table:formula="of:=[.AA3]" table:style-name="ce2">
            <text:p>30</text:p>
          </table:table-cell>
          <table:table-cell office:value-type="float" office:value="0" table:formula="of:=[.AB3]-[.Y3]" table:style-name="ce1">
            <text:p>0</text:p>
          </table:table-cell>
          <table:table-cell office:value-type="float" office:value="879.97184090109113" table:formula="of:=[.$X$31]-[.X21]" table:style-name="ce2">
            <text:p>880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117.99612812389998" table:formula="of:=[.AA4]" table:style-name="ce2">
            <text:p>118</text:p>
          </table:table-cell>
          <table:table-cell office:value-type="float" office:value="22.5" table:formula="of:=[.AB4]-[.Y4]" table:style-name="ce1">
            <text:p>22,5</text:p>
          </table:table-cell>
          <table:table-cell office:value-type="float" office:value="791.97465681098197" table:formula="of:=[.$X$31]-[.X22]" table:style-name="ce2">
            <text:p>792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205.99331221400908" table:formula="of:=[.AA5]" table:style-name="ce2">
            <text:p>206</text:p>
          </table:table-cell>
          <table:table-cell office:value-type="float" office:value="38" table:formula="of:=[.AB5]-[.Y5]" table:style-name="ce1">
            <text:p>38</text:p>
          </table:table-cell>
          <table:table-cell office:value-type="float" office:value="703.97747272087292" table:formula="of:=[.$X$31]-[.X23]" table:style-name="ce2">
            <text:p>704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293.99049630411821" table:formula="of:=[.AA6]" table:style-name="ce2">
            <text:p>294</text:p>
          </table:table-cell>
          <table:table-cell office:value-type="float" office:value="49" table:formula="of:=[.AB6]-[.Y6]" table:style-name="ce1">
            <text:p>49</text:p>
          </table:table-cell>
          <table:table-cell office:value-type="float" office:value="615.98028863076377" table:formula="of:=[.$X$31]-[.X24]" table:style-name="ce2">
            <text:p>616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381.98768039422731" table:formula="of:=[.AA7]" table:style-name="ce2">
            <text:p>382</text:p>
          </table:table-cell>
          <table:table-cell office:value-type="float" office:value="55.5" table:formula="of:=[.AB7]-[.Y7]" table:style-name="ce1">
            <text:p>55,5</text:p>
          </table:table-cell>
          <table:table-cell office:value-type="float" office:value="527.98310454065472" table:formula="of:=[.$X$31]-[.X25]" table:style-name="ce2">
            <text:p>528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469.98486448433641" table:formula="of:=[.AA8]" table:style-name="ce2">
            <text:p>470</text:p>
          </table:table-cell>
          <table:table-cell office:value-type="float" office:value="57.5" table:formula="of:=[.AB8]-[.Y8]" table:style-name="ce1">
            <text:p>57,5</text:p>
          </table:table-cell>
          <table:table-cell office:value-type="float" office:value="439.98592045054556" table:formula="of:=[.$X$31]-[.X26]" table:style-name="ce2">
            <text:p>440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557.98204857444557" table:formula="of:=[.AA9]" table:style-name="ce2">
            <text:p>558</text:p>
          </table:table-cell>
          <table:table-cell office:value-type="float" office:value="55" table:formula="of:=[.AB9]-[.Y9]" table:style-name="ce1">
            <text:p>55</text:p>
          </table:table-cell>
          <table:table-cell office:value-type="float" office:value="351.98873636043641" table:formula="of:=[.$X$31]-[.X27]" table:style-name="ce2">
            <text:p>352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645.97923266455462" table:formula="of:=[.AA10]" table:style-name="ce2">
            <text:p>646</text:p>
          </table:table-cell>
          <table:table-cell office:value-type="float" office:value="48" table:formula="of:=[.AB10]-[.Y10]" table:style-name="ce1">
            <text:p>48</text:p>
          </table:table-cell>
          <table:table-cell office:value-type="float" office:value="263.99155227032736" table:formula="of:=[.$X$31]-[.X28]" table:style-name="ce2">
            <text:p>264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733.97641675466377" table:formula="of:=[.AA11]" table:style-name="ce2">
            <text:p>734</text:p>
          </table:table-cell>
          <table:table-cell office:value-type="float" office:value="36.5" table:formula="of:=[.AB11]-[.Y11]" table:style-name="ce1">
            <text:p>36,5</text:p>
          </table:table-cell>
          <table:table-cell office:value-type="float" office:value="175.9943681802182" table:formula="of:=[.$X$31]-[.X29]" table:style-name="ce2">
            <text:p>176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821.97360084477282" table:formula="of:=[.AA12]" table:style-name="ce2">
            <text:p>822</text:p>
          </table:table-cell>
          <table:table-cell office:value-type="float" office:value="20.5" table:formula="of:=[.AB12]-[.Y12]" table:style-name="ce1">
            <text:p>20,5</text:p>
          </table:table-cell>
          <table:table-cell office:value-type="float" office:value="87.997184090109158" table:formula="of:=[.$X$31]-[.X30]" table:style-name="ce2">
            <text:p>88</text:p>
          </table:table-cell>
          <table:table-cell table:number-columns-repeated="16358"/>
        </table:table-row>
        <table:table-row table:style-name="ro2">
          <table:table-cell table:number-columns-repeated="23"/>
          <table:table-cell office:value-type="float" office:value="909.97078493488198" table:formula="of:=[.AA13]" table:style-name="ce2">
            <text:p>910</text:p>
          </table:table-cell>
          <table:table-cell office:value-type="float" office:value="0" table:formula="of:=[.AB13]-[.Y13]" table:style-name="ce1">
            <text:p>0</text:p>
          </table:table-cell>
          <table:table-cell office:value-type="float" office:value="0" table:formula="of:=[.$X$31]-[.X31]" table:style-name="ce2">
            <text:p>0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4"/>
          <table:table-cell office:value-type="string" table:style-name="ce1">
            <text:p>MUL</text:p>
          </table:table-cell>
          <table:table-cell table:number-columns-repeated="16359"/>
        </table:table-row>
        <table:table-row table:style-name="ro2">
          <table:table-cell table:number-columns-repeated="24"/>
          <table:table-cell office:value-type="float" office:value="0.1" table:style-name="ce1">
            <text:p>0,1</text:p>
          </table:table-cell>
          <table:table-cell table:number-columns-repeated="16359"/>
        </table:table-row>
        <table:table-row table:number-rows-repeated="1048542" table:style-name="ro2">
          <table:table-cell table:number-columns-repeated="16384"/>
        </table:table-row>
      </table:table>
      <table:table table:name="PID" table:style-name="ta3">
        <table:table-column table:style-name="co13" table:default-cell-style-name="ce1"/>
        <table:table-column table:style-name="co5" table:number-columns-repeated="6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75" table:default-cell-style-name="ce1"/>
        <table:table-row table:style-name="ro2">
          <table:table-cell office:value-type="string" table:style-name="ce1">
            <text:p>SETPOINT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ERRORE</text:p>
          </table:table-cell>
          <table:table-cell office:value-type="string" table:style-name="ce1">
            <text:p>MUL KP</text:p>
          </table:table-cell>
          <table:table-cell office:value-type="string" table:style-name="ce1">
            <text:p>ADD KP</text:p>
          </table:table-cell>
          <table:table-cell office:value-type="string" table:style-name="ce1">
            <text:p>K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UL PRESET</text:p>
          </table:table-cell>
          <table:table-cell office:value-type="string" table:style-name="ce1">
            <text:p>ADD PRESET</text:p>
          </table:table-cell>
          <table:table-cell office:value-type="string" table:style-name="ce1">
            <text:p>PRESET</text:p>
          </table:table-cell>
          <table:table-cell office:value-type="string" table:style-name="ce1">
            <text:p>OUTPUT</text:p>
          </table:table-cell>
          <table:table-cell table:style-name="ce1">
            <draw:frame draw:z-index="1" draw:id="id4" draw:style-name="a4" draw:name="Grafico 1" svg:x="0.04167in" svg:y="0.01042in" svg:width="15.32292in" svg:height="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500" table:style-name="ce1">
            <text:p>500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100.3" table:formula="of:=ABS([.C2]*[.$D$2])+[.$E$2]" table:style-name="ce1">
            <text:p>100,3</text:p>
          </table:table-cell>
          <table:table-cell office:value-type="float" office:value="50150" table:formula="of:=[.C2]*[.F2]" table:style-name="ce1">
            <text:p>50150</text:p>
          </table:table-cell>
          <table:table-cell office:value-type="float" office:value="1.6670000000000001E-2" table:style-name="ce1">
            <text:p>0,01667</text:p>
          </table:table-cell>
          <table:table-cell office:value-type="float" office:value="17" table:style-name="ce1">
            <text:p>17</text:p>
          </table:table-cell>
          <table:table-cell office:value-type="float" office:value="50.34" table:formula="of:=[.A2]*10*[.$H$2]+[.$I$2]" table:style-name="ce1">
            <text:p>50,34</text:p>
          </table:table-cell>
          <table:table-cell office:value-type="float" office:value="50200.34" table:formula="of:=[.G2]+[.$J$2]" table:style-name="ce1">
            <text:p>50200,34</text:p>
          </table:table-cell>
          <table:table-cell table:number-columns-repeated="16373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100" table:style-name="ce1">
            <text:p>100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float" office:value="80.3" table:formula="of:=ABS([.C3]*[.$D$2])+[.$E$2]" table:style-name="ce1">
            <text:p>80,3</text:p>
          </table:table-cell>
          <table:table-cell office:value-type="float" office:value="32120" table:formula="of:=[.C3]*[.F3]" table:style-name="ce1">
            <text:p>32120</text:p>
          </table:table-cell>
          <table:table-cell table:number-columns-repeated="2" table:style-name="ce1"/>
          <table:table-cell office:value-type="float" office:value="58.675000000000004" table:formula="of:=[.A3]*10*[.$H$2]+[.$I$2]" table:style-name="ce1">
            <text:p>58,675</text:p>
          </table:table-cell>
          <table:table-cell office:value-type="float" office:value="32170.34" table:formula="of:=[.G3]+[.$J$2]" table:style-name="ce1">
            <text:p>32170,34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50" table:style-name="ce1">
            <text:p>150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60.3" table:formula="of:=ABS([.C4]*[.$D$2])+[.$E$2]" table:style-name="ce1">
            <text:p>60,3</text:p>
          </table:table-cell>
          <table:table-cell office:value-type="float" office:value="18090" table:formula="of:=[.C4]*[.F4]" table:style-name="ce1">
            <text:p>18090</text:p>
          </table:table-cell>
          <table:table-cell table:number-columns-repeated="2" table:style-name="ce1"/>
          <table:table-cell office:value-type="float" office:value="67.010000000000005" table:formula="of:=[.A4]*10*[.$H$2]+[.$I$2]" table:style-name="ce1">
            <text:p>67,01</text:p>
          </table:table-cell>
          <table:table-cell office:value-type="float" office:value="18140.34" table:formula="of:=[.G4]+[.$J$2]" table:style-name="ce1">
            <text:p>18140,34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50.3" table:formula="of:=ABS([.C5]*[.$D$2])+[.$E$2]" table:style-name="ce1">
            <text:p>50,3</text:p>
          </table:table-cell>
          <table:table-cell office:value-type="float" office:value="12575" table:formula="of:=[.C5]*[.F5]" table:style-name="ce1">
            <text:p>12575</text:p>
          </table:table-cell>
          <table:table-cell table:number-columns-repeated="2" table:style-name="ce1"/>
          <table:table-cell office:value-type="float" office:value="75.344999999999999" table:formula="of:=[.A5]*10*[.$H$2]+[.$I$2]" table:style-name="ce1">
            <text:p>75,345</text:p>
          </table:table-cell>
          <table:table-cell office:value-type="float" office:value="12625.34" table:formula="of:=[.G5]+[.$J$2]" table:style-name="ce1">
            <text:p>12625,34</text:p>
          </table:table-cell>
          <table:table-cell table:number-columns-repeated="16373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250" table:style-name="ce1">
            <text:p>25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40.299999999999997" table:formula="of:=ABS([.C6]*[.$D$2])+[.$E$2]" table:style-name="ce1">
            <text:p>40,3</text:p>
          </table:table-cell>
          <table:table-cell office:value-type="float" office:value="8059.9999999999991" table:formula="of:=[.C6]*[.F6]" table:style-name="ce1">
            <text:p>8060</text:p>
          </table:table-cell>
          <table:table-cell table:number-columns-repeated="2" table:style-name="ce1"/>
          <table:table-cell office:value-type="float" office:value="83.68" table:formula="of:=[.A6]*10*[.$H$2]+[.$I$2]" table:style-name="ce1">
            <text:p>83,68</text:p>
          </table:table-cell>
          <table:table-cell office:value-type="float" office:value="8110.3399999999992" table:formula="of:=[.G6]+[.$J$2]" table:style-name="ce1">
            <text:p>8110,34</text:p>
          </table:table-cell>
          <table:table-cell table:number-columns-repeated="16373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300" table:style-name="ce1">
            <text:p>300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30.3" table:formula="of:=ABS([.C7]*[.$D$2])+[.$E$2]" table:style-name="ce1">
            <text:p>30,3</text:p>
          </table:table-cell>
          <table:table-cell office:value-type="float" office:value="4545" table:formula="of:=[.C7]*[.F7]" table:style-name="ce1">
            <text:p>4545</text:p>
          </table:table-cell>
          <table:table-cell table:number-columns-repeated="2" table:style-name="ce1"/>
          <table:table-cell office:value-type="float" office:value="92.015000000000001" table:formula="of:=[.A7]*10*[.$H$2]+[.$I$2]" table:style-name="ce1">
            <text:p>92,015</text:p>
          </table:table-cell>
          <table:table-cell office:value-type="float" office:value="4595.34" table:formula="of:=[.G7]+[.$J$2]" table:style-name="ce1">
            <text:p>4595,34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0.3" table:formula="of:=ABS([.C8]*[.$D$2])+[.$E$2]" table:style-name="ce1">
            <text:p>20,3</text:p>
          </table:table-cell>
          <table:table-cell office:value-type="float" office:value="2030" table:formula="of:=[.C8]*[.F8]" table:style-name="ce1">
            <text:p>2030</text:p>
          </table:table-cell>
          <table:table-cell table:number-columns-repeated="3" table:style-name="ce1"/>
          <table:table-cell office:value-type="float" office:value="2080.34" table:formula="of:=[.G8]+[.$J$2]" table:style-name="ce1">
            <text:p>2080,34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0.3" table:formula="of:=ABS([.C9]*[.$D$2])+[.$E$2]" table:style-name="ce1">
            <text:p>10,3</text:p>
          </table:table-cell>
          <table:table-cell office:value-type="float" office:value="515" table:formula="of:=[.C9]*[.F9]" table:style-name="ce1">
            <text:p>515</text:p>
          </table:table-cell>
          <table:table-cell table:number-columns-repeated="3" table:style-name="ce1"/>
          <table:table-cell office:value-type="float" office:value="565.34" table:formula="of:=[.G9]+[.$J$2]" table:style-name="ce1">
            <text:p>565,34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6.3" table:formula="of:=ABS([.C10]*[.$D$2])+[.$E$2]" table:style-name="ce1">
            <text:p>6,3</text:p>
          </table:table-cell>
          <table:table-cell office:value-type="float" office:value="189" table:formula="of:=[.C10]*[.F10]" table:style-name="ce1">
            <text:p>189</text:p>
          </table:table-cell>
          <table:table-cell table:number-columns-repeated="3" table:style-name="ce1"/>
          <table:table-cell office:value-type="float" office:value="239.34" table:formula="of:=[.G10]+[.$J$2]" table:style-name="ce1">
            <text:p>239,3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4.3" table:formula="of:=ABS([.C11]*[.$D$2])+[.$E$2]" table:style-name="ce1">
            <text:p>4,3</text:p>
          </table:table-cell>
          <table:table-cell office:value-type="float" office:value="86" table:formula="of:=[.C11]*[.F11]" table:style-name="ce1">
            <text:p>86</text:p>
          </table:table-cell>
          <table:table-cell table:number-columns-repeated="3" table:style-name="ce1"/>
          <table:table-cell office:value-type="float" office:value="136.34" table:formula="of:=[.G11]+[.$J$2]" table:style-name="ce1">
            <text:p>136,3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.2999999999999998" table:formula="of:=ABS([.C12]*[.$D$2])+[.$E$2]" table:style-name="ce1">
            <text:p>2,3</text:p>
          </table:table-cell>
          <table:table-cell office:value-type="float" office:value="23" table:formula="of:=[.C12]*[.F12]" table:style-name="ce1">
            <text:p>23</text:p>
          </table:table-cell>
          <table:table-cell table:number-columns-repeated="3" table:style-name="ce1"/>
          <table:table-cell office:value-type="float" office:value="73.34" table:formula="of:=[.G12]+[.$J$2]" table:style-name="ce1">
            <text:p>73,3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2.1" table:formula="of:=ABS([.C13]*[.$D$2])+[.$E$2]" table:style-name="ce1">
            <text:p>2,1</text:p>
          </table:table-cell>
          <table:table-cell office:value-type="float" office:value="18.900000000000002" table:formula="of:=[.C13]*[.F13]" table:style-name="ce1">
            <text:p>18,9</text:p>
          </table:table-cell>
          <table:table-cell table:number-columns-repeated="3" table:style-name="ce1"/>
          <table:table-cell office:value-type="float" office:value="69.240000000000009" table:formula="of:=[.G13]+[.$J$2]" table:style-name="ce1">
            <text:p>69,2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.9000000000000001" table:formula="of:=ABS([.C14]*[.$D$2])+[.$E$2]" table:style-name="ce1">
            <text:p>1,9</text:p>
          </table:table-cell>
          <table:table-cell office:value-type="float" office:value="15.200000000000001" table:formula="of:=[.C14]*[.F14]" table:style-name="ce1">
            <text:p>15,2</text:p>
          </table:table-cell>
          <table:table-cell table:number-columns-repeated="3" table:style-name="ce1"/>
          <table:table-cell office:value-type="float" office:value="65.540000000000006" table:formula="of:=[.G14]+[.$J$2]" table:style-name="ce1">
            <text:p>65,5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.7000000000000002" table:formula="of:=ABS([.C15]*[.$D$2])+[.$E$2]" table:style-name="ce1">
            <text:p>1,7</text:p>
          </table:table-cell>
          <table:table-cell office:value-type="float" office:value="11.900000000000002" table:formula="of:=[.C15]*[.F15]" table:style-name="ce1">
            <text:p>11,9</text:p>
          </table:table-cell>
          <table:table-cell table:number-columns-repeated="3" table:style-name="ce1"/>
          <table:table-cell office:value-type="float" office:value="62.240000000000009" table:formula="of:=[.G15]+[.$J$2]" table:style-name="ce1">
            <text:p>62,24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.5000000000000002" table:formula="of:=ABS([.C16]*[.$D$2])+[.$E$2]" table:style-name="ce1">
            <text:p>1,5</text:p>
          </table:table-cell>
          <table:table-cell office:value-type="float" office:value="9.0000000000000018" table:formula="of:=[.C16]*[.F16]" table:style-name="ce1">
            <text:p>9</text:p>
          </table:table-cell>
          <table:table-cell table:number-columns-repeated="3" table:style-name="ce1"/>
          <table:table-cell office:value-type="float" office:value="59.34" table:formula="of:=[.G16]+[.$J$2]" table:style-name="ce1">
            <text:p>59,3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.3" table:formula="of:=ABS([.C17]*[.$D$2])+[.$E$2]" table:style-name="ce1">
            <text:p>1,3</text:p>
          </table:table-cell>
          <table:table-cell office:value-type="float" office:value="6.5" table:formula="of:=[.C17]*[.F17]" table:style-name="ce1">
            <text:p>6,5</text:p>
          </table:table-cell>
          <table:table-cell table:number-columns-repeated="3" table:style-name="ce1"/>
          <table:table-cell office:value-type="float" office:value="56.84" table:formula="of:=[.G17]+[.$J$2]" table:style-name="ce1">
            <text:p>56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.1000000000000001" table:formula="of:=ABS([.C18]*[.$D$2])+[.$E$2]" table:style-name="ce1">
            <text:p>1,1</text:p>
          </table:table-cell>
          <table:table-cell office:value-type="float" office:value="4.4000000000000004" table:formula="of:=[.C18]*[.F18]" table:style-name="ce1">
            <text:p>4,4</text:p>
          </table:table-cell>
          <table:table-cell table:number-columns-repeated="3" table:style-name="ce1"/>
          <table:table-cell office:value-type="float" office:value="54.74" table:formula="of:=[.G18]+[.$J$2]" table:style-name="ce1">
            <text:p>54,7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.90000000000000013" table:formula="of:=ABS([.C19]*[.$D$2])+[.$E$2]" table:style-name="ce1">
            <text:p>0,9</text:p>
          </table:table-cell>
          <table:table-cell office:value-type="float" office:value="2.7" table:formula="of:=[.C19]*[.F19]" table:style-name="ce1">
            <text:p>2,7</text:p>
          </table:table-cell>
          <table:table-cell table:number-columns-repeated="3" table:style-name="ce1"/>
          <table:table-cell office:value-type="float" office:value="53.040000000000006" table:formula="of:=[.G19]+[.$J$2]" table:style-name="ce1">
            <text:p>53,0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7" table:formula="of:=ABS([.C20]*[.$D$2])+[.$E$2]" table:style-name="ce1">
            <text:p>0,7</text:p>
          </table:table-cell>
          <table:table-cell office:value-type="float" office:value="1.4" table:formula="of:=[.C20]*[.F20]" table:style-name="ce1">
            <text:p>1,4</text:p>
          </table:table-cell>
          <table:table-cell table:number-columns-repeated="3" table:style-name="ce1"/>
          <table:table-cell office:value-type="float" office:value="51.74" table:formula="of:=[.G20]+[.$J$2]" table:style-name="ce1">
            <text:p>51,7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5" table:formula="of:=ABS([.C21]*[.$D$2])+[.$E$2]" table:style-name="ce1">
            <text:p>0,5</text:p>
          </table:table-cell>
          <table:table-cell office:value-type="float" office:value="0.5" table:formula="of:=[.C21]*[.F21]" table:style-name="ce1">
            <text:p>0,5</text:p>
          </table:table-cell>
          <table:table-cell table:number-columns-repeated="3" table:style-name="ce1"/>
          <table:table-cell office:value-type="float" office:value="50.84" table:formula="of:=[.G21]+[.$J$2]" table:style-name="ce1">
            <text:p>50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.3" table:formula="of:=ABS([.C22]*[.$D$2])+[.$E$2]" table:style-name="ce1">
            <text:p>0,3</text:p>
          </table:table-cell>
          <table:table-cell office:value-type="float" office:value="0" table:formula="of:=[.C22]*[.F22]" table:style-name="ce1">
            <text:p>0</text:p>
          </table:table-cell>
          <table:table-cell table:number-columns-repeated="3" table:style-name="ce1"/>
          <table:table-cell office:value-type="float" office:value="50.34" table:formula="of:=[.G22]+[.$J$2]" table:style-name="ce1">
            <text:p>50,3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" table:style-name="ce1">
            <text:p>-1</text:p>
          </table:table-cell>
          <table:table-cell table:number-columns-repeated="2" table:style-name="ce1"/>
          <table:table-cell office:value-type="float" office:value="0.5" table:formula="of:=ABS([.C23]*[.$D$2])+[.$E$2]" table:style-name="ce1">
            <text:p>0,5</text:p>
          </table:table-cell>
          <table:table-cell office:value-type="float" office:value="-0.5" table:formula="of:=[.C23]*[.F23]" table:style-name="ce1">
            <text:p>-0,5</text:p>
          </table:table-cell>
          <table:table-cell table:number-columns-repeated="3" table:style-name="ce1"/>
          <table:table-cell office:value-type="float" office:value="49.84" table:formula="of:=[.G23]+[.$J$2]" table:style-name="ce1">
            <text:p>49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2" table:style-name="ce1">
            <text:p>-2</text:p>
          </table:table-cell>
          <table:table-cell table:number-columns-repeated="2" table:style-name="ce1"/>
          <table:table-cell office:value-type="float" office:value="0.7" table:formula="of:=ABS([.C24]*[.$D$2])+[.$E$2]" table:style-name="ce1">
            <text:p>0,7</text:p>
          </table:table-cell>
          <table:table-cell office:value-type="float" office:value="-1.4" table:formula="of:=[.C24]*[.F24]" table:style-name="ce1">
            <text:p>-1,4</text:p>
          </table:table-cell>
          <table:table-cell table:number-columns-repeated="3" table:style-name="ce1"/>
          <table:table-cell office:value-type="float" office:value="48.940000000000005" table:formula="of:=[.G24]+[.$J$2]" table:style-name="ce1">
            <text:p>48,9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3" table:style-name="ce1">
            <text:p>-3</text:p>
          </table:table-cell>
          <table:table-cell table:number-columns-repeated="2" table:style-name="ce1"/>
          <table:table-cell office:value-type="float" office:value="0.90000000000000013" table:formula="of:=ABS([.C25]*[.$D$2])+[.$E$2]" table:style-name="ce1">
            <text:p>0,9</text:p>
          </table:table-cell>
          <table:table-cell office:value-type="float" office:value="-2.7" table:formula="of:=[.C25]*[.F25]" table:style-name="ce1">
            <text:p>-2,7</text:p>
          </table:table-cell>
          <table:table-cell table:number-columns-repeated="3" table:style-name="ce1"/>
          <table:table-cell office:value-type="float" office:value="47.64" table:formula="of:=[.G25]+[.$J$2]" table:style-name="ce1">
            <text:p>47,6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4" table:style-name="ce1">
            <text:p>-4</text:p>
          </table:table-cell>
          <table:table-cell table:number-columns-repeated="2" table:style-name="ce1"/>
          <table:table-cell office:value-type="float" office:value="1.1000000000000001" table:formula="of:=ABS([.C26]*[.$D$2])+[.$E$2]" table:style-name="ce1">
            <text:p>1,1</text:p>
          </table:table-cell>
          <table:table-cell office:value-type="float" office:value="-4.4000000000000004" table:formula="of:=[.C26]*[.F26]" table:style-name="ce1">
            <text:p>-4,4</text:p>
          </table:table-cell>
          <table:table-cell table:number-columns-repeated="3" table:style-name="ce1"/>
          <table:table-cell office:value-type="float" office:value="45.940000000000005" table:formula="of:=[.G26]+[.$J$2]" table:style-name="ce1">
            <text:p>45,9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5" table:style-name="ce1">
            <text:p>-5</text:p>
          </table:table-cell>
          <table:table-cell table:number-columns-repeated="2" table:style-name="ce1"/>
          <table:table-cell office:value-type="float" office:value="1.3" table:formula="of:=ABS([.C27]*[.$D$2])+[.$E$2]" table:style-name="ce1">
            <text:p>1,3</text:p>
          </table:table-cell>
          <table:table-cell office:value-type="float" office:value="-6.5" table:formula="of:=[.C27]*[.F27]" table:style-name="ce1">
            <text:p>-6,5</text:p>
          </table:table-cell>
          <table:table-cell table:number-columns-repeated="3" table:style-name="ce1"/>
          <table:table-cell office:value-type="float" office:value="43.84" table:formula="of:=[.G27]+[.$J$2]" table:style-name="ce1">
            <text:p>43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6" table:style-name="ce1">
            <text:p>-6</text:p>
          </table:table-cell>
          <table:table-cell table:number-columns-repeated="2" table:style-name="ce1"/>
          <table:table-cell office:value-type="float" office:value="1.5000000000000002" table:formula="of:=ABS([.C28]*[.$D$2])+[.$E$2]" table:style-name="ce1">
            <text:p>1,5</text:p>
          </table:table-cell>
          <table:table-cell office:value-type="float" office:value="-9.0000000000000018" table:formula="of:=[.C28]*[.F28]" table:style-name="ce1">
            <text:p>-9</text:p>
          </table:table-cell>
          <table:table-cell table:number-columns-repeated="3" table:style-name="ce1"/>
          <table:table-cell office:value-type="float" office:value="41.34" table:formula="of:=[.G28]+[.$J$2]" table:style-name="ce1">
            <text:p>41,3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7" table:style-name="ce1">
            <text:p>-7</text:p>
          </table:table-cell>
          <table:table-cell table:number-columns-repeated="2" table:style-name="ce1"/>
          <table:table-cell office:value-type="float" office:value="1.7000000000000002" table:formula="of:=ABS([.C29]*[.$D$2])+[.$E$2]" table:style-name="ce1">
            <text:p>1,7</text:p>
          </table:table-cell>
          <table:table-cell office:value-type="float" office:value="-11.900000000000002" table:formula="of:=[.C29]*[.F29]" table:style-name="ce1">
            <text:p>-11,9</text:p>
          </table:table-cell>
          <table:table-cell table:number-columns-repeated="3" table:style-name="ce1"/>
          <table:table-cell office:value-type="float" office:value="38.44" table:formula="of:=[.G29]+[.$J$2]" table:style-name="ce1">
            <text:p>38,4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8" table:style-name="ce1">
            <text:p>-8</text:p>
          </table:table-cell>
          <table:table-cell table:number-columns-repeated="2" table:style-name="ce1"/>
          <table:table-cell office:value-type="float" office:value="1.9000000000000001" table:formula="of:=ABS([.C30]*[.$D$2])+[.$E$2]" table:style-name="ce1">
            <text:p>1,9</text:p>
          </table:table-cell>
          <table:table-cell office:value-type="float" office:value="-15.200000000000001" table:formula="of:=[.C30]*[.F30]" table:style-name="ce1">
            <text:p>-15,2</text:p>
          </table:table-cell>
          <table:table-cell table:number-columns-repeated="3" table:style-name="ce1"/>
          <table:table-cell office:value-type="float" office:value="35.14" table:formula="of:=[.G30]+[.$J$2]" table:style-name="ce1">
            <text:p>35,1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9" table:style-name="ce1">
            <text:p>-9</text:p>
          </table:table-cell>
          <table:table-cell table:number-columns-repeated="2" table:style-name="ce1"/>
          <table:table-cell office:value-type="float" office:value="2.1" table:formula="of:=ABS([.C31]*[.$D$2])+[.$E$2]" table:style-name="ce1">
            <text:p>2,1</text:p>
          </table:table-cell>
          <table:table-cell office:value-type="float" office:value="-18.900000000000002" table:formula="of:=[.C31]*[.F31]" table:style-name="ce1">
            <text:p>-18,9</text:p>
          </table:table-cell>
          <table:table-cell table:number-columns-repeated="3" table:style-name="ce1"/>
          <table:table-cell office:value-type="float" office:value="31.44" table:formula="of:=[.G31]+[.$J$2]" table:style-name="ce1">
            <text:p>31,4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0" table:style-name="ce1">
            <text:p>-10</text:p>
          </table:table-cell>
          <table:table-cell table:number-columns-repeated="2" table:style-name="ce1"/>
          <table:table-cell office:value-type="float" office:value="2.2999999999999998" table:formula="of:=ABS([.C32]*[.$D$2])+[.$E$2]" table:style-name="ce1">
            <text:p>2,3</text:p>
          </table:table-cell>
          <table:table-cell office:value-type="float" office:value="-23" table:formula="of:=[.C32]*[.F32]" table:style-name="ce1">
            <text:p>-23</text:p>
          </table:table-cell>
          <table:table-cell table:number-columns-repeated="3" table:style-name="ce1"/>
          <table:table-cell office:value-type="float" office:value="27.340000000000003" table:formula="of:=[.G32]+[.$J$2]" table:style-name="ce1">
            <text:p>27,3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1" table:style-name="ce1">
            <text:p>-11</text:p>
          </table:table-cell>
          <table:table-cell table:number-columns-repeated="2" table:style-name="ce1"/>
          <table:table-cell office:value-type="float" office:value="2.5" table:formula="of:=ABS([.C33]*[.$D$2])+[.$E$2]" table:style-name="ce1">
            <text:p>2,5</text:p>
          </table:table-cell>
          <table:table-cell office:value-type="float" office:value="-27.5" table:formula="of:=[.C33]*[.F33]" table:style-name="ce1">
            <text:p>-27,5</text:p>
          </table:table-cell>
          <table:table-cell table:number-columns-repeated="3" table:style-name="ce1"/>
          <table:table-cell office:value-type="float" office:value="22.840000000000003" table:formula="of:=[.G33]+[.$J$2]" table:style-name="ce1">
            <text:p>22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2" table:style-name="ce1">
            <text:p>-12</text:p>
          </table:table-cell>
          <table:table-cell table:number-columns-repeated="2" table:style-name="ce1"/>
          <table:table-cell office:value-type="float" office:value="2.7" table:formula="of:=ABS([.C34]*[.$D$2])+[.$E$2]" table:style-name="ce1">
            <text:p>2,7</text:p>
          </table:table-cell>
          <table:table-cell office:value-type="float" office:value="-32.400000000000006" table:formula="of:=[.C34]*[.F34]" table:style-name="ce1">
            <text:p>-32,4</text:p>
          </table:table-cell>
          <table:table-cell table:number-columns-repeated="3" table:style-name="ce1"/>
          <table:table-cell office:value-type="float" office:value="17.939999999999998" table:formula="of:=[.G34]+[.$J$2]" table:style-name="ce1">
            <text:p>17,9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3" table:style-name="ce1">
            <text:p>-13</text:p>
          </table:table-cell>
          <table:table-cell table:number-columns-repeated="2" table:style-name="ce1"/>
          <table:table-cell office:value-type="float" office:value="2.9" table:formula="of:=ABS([.C35]*[.$D$2])+[.$E$2]" table:style-name="ce1">
            <text:p>2,9</text:p>
          </table:table-cell>
          <table:table-cell office:value-type="float" office:value="-37.699999999999996" table:formula="of:=[.C35]*[.F35]" table:style-name="ce1">
            <text:p>-37,7</text:p>
          </table:table-cell>
          <table:table-cell table:number-columns-repeated="3" table:style-name="ce1"/>
          <table:table-cell office:value-type="float" office:value="12.640000000000008" table:formula="of:=[.G35]+[.$J$2]" table:style-name="ce1">
            <text:p>12,6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4" table:style-name="ce1">
            <text:p>-14</text:p>
          </table:table-cell>
          <table:table-cell table:number-columns-repeated="2" table:style-name="ce1"/>
          <table:table-cell office:value-type="float" office:value="3.1" table:formula="of:=ABS([.C36]*[.$D$2])+[.$E$2]" table:style-name="ce1">
            <text:p>3,1</text:p>
          </table:table-cell>
          <table:table-cell office:value-type="float" office:value="-43.4" table:formula="of:=[.C36]*[.F36]" table:style-name="ce1">
            <text:p>-43,4</text:p>
          </table:table-cell>
          <table:table-cell table:number-columns-repeated="3" table:style-name="ce1"/>
          <table:table-cell office:value-type="float" office:value="6.9400000000000048" table:formula="of:=[.G36]+[.$J$2]" table:style-name="ce1">
            <text:p>6,9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5" table:style-name="ce1">
            <text:p>-15</text:p>
          </table:table-cell>
          <table:table-cell table:number-columns-repeated="2" table:style-name="ce1"/>
          <table:table-cell office:value-type="float" office:value="3.3" table:formula="of:=ABS([.C37]*[.$D$2])+[.$E$2]" table:style-name="ce1">
            <text:p>3,3</text:p>
          </table:table-cell>
          <table:table-cell office:value-type="float" office:value="-49.5" table:formula="of:=[.C37]*[.F37]" table:style-name="ce1">
            <text:p>-49,5</text:p>
          </table:table-cell>
          <table:table-cell table:number-columns-repeated="3" table:style-name="ce1"/>
          <table:table-cell office:value-type="float" office:value="0.84000000000000341" table:formula="of:=[.G37]+[.$J$2]" table:style-name="ce1">
            <text:p>0,8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float" office:value="-16" table:style-name="ce1">
            <text:p>-16</text:p>
          </table:table-cell>
          <table:table-cell table:number-columns-repeated="2" table:style-name="ce1"/>
          <table:table-cell office:value-type="float" office:value="3.5" table:formula="of:=ABS([.C38]*[.$D$2])+[.$E$2]" table:style-name="ce1">
            <text:p>3,5</text:p>
          </table:table-cell>
          <table:table-cell office:value-type="float" office:value="-56" table:formula="of:=[.C38]*[.F38]" table:style-name="ce1">
            <text:p>-56</text:p>
          </table:table-cell>
          <table:table-cell table:number-columns-repeated="3" table:style-name="ce1"/>
          <table:table-cell office:value-type="float" office:value="-5.6599999999999966" table:formula="of:=[.G38]+[.$J$2]" table:style-name="ce1">
            <text:p>-5,66</text:p>
          </table:table-cell>
          <table:table-cell table:number-columns-repeated="16373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ufficiotec7</dc:creator>
    <meta:creation-date>2020-01-23T20:37:46Z</meta:creation-date>
    <dc:date>2020-03-02T15:03:35Z</dc:date>
    <meta:editing-cycles>1</meta:editing-cycles>
    <meta:editing-duration>PT1018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71.74968503937pt" svg:width="709.1251181102363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Analog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emperture</text:p>
            </chart:title>
            <chart:grid chart:class="major" chart:style-name="GMa1"/>
          </chart:axis>
          <chart:series chart:label-cell-address="INPUT.$A$1" chart:values-cell-range-address="INPUT.$B$3:.$B$9" chart:class="chart:scatter" chart:attached-axis="primary-y" chart:style-name="G0S0">
            <chart:domain table:cell-range-address="INPUT.$A$3:.$A$9"/>
            <chart:data-point chart:repeated="7"/>
          </chart:series>
          <chart:series chart:label-cell-address="INPUT.$D$1" chart:values-cell-range-address="INPUT.$E$3:.$E$33" chart:class="chart:scatter" chart:attached-axis="primary-y" chart:style-name="G0S1">
            <chart:domain table:cell-range-address="INPUT.$D$3:.$D$33"/>
            <chart:data-point chart:repeated="31"/>
          </chart:series>
          <chart:series chart:label-cell-address="INPUT.$G$1" chart:values-cell-range-address="INPUT.$H$3:.$H$39" chart:class="chart:scatter" chart:attached-axis="primary-y" chart:style-name="G0S2">
            <chart:domain table:cell-range-address="INPUT.$G$3:.$G$39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28.9996850393701pt" svg:width="648.3751181102363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AL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NGOLO</text:p>
            </chart:title>
            <chart:grid chart:class="major" chart:style-name="GMa1"/>
          </chart:axis>
          <chart:series chart:label-cell-address="SETPOINT.$A$1" chart:values-cell-range-address="SETPOINT.$B$3:.$B$13" chart:class="chart:scatter" chart:attached-axis="primary-y" chart:style-name="G0S0">
            <chart:domain table:cell-range-address="SETPOINT.$A$3:.$A$13"/>
            <chart:data-point chart:repeated="11"/>
          </chart:series>
          <chart:series chart:label-cell-address="SETPOINT.$E$1" chart:values-cell-range-address="SETPOINT.$F$3:.$F$13" chart:class="chart:scatter" chart:attached-axis="primary-y" chart:style-name="G0S1">
            <chart:domain table:cell-range-address="SETPOINT.$E$3:.$E$13"/>
            <chart:data-point chart:repeated="11"/>
          </chart:series>
          <chart:series chart:label-cell-address="SETPOINT.$H$1" chart:values-cell-range-address="SETPOINT.$I$3:.$I$13" chart:class="chart:scatter" chart:attached-axis="primary-y" chart:style-name="G0S2">
            <chart:domain table:cell-range-address="SETPOINT.$H$3:.$H$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27.5pt" svg:width="655.1251181102363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ETPOINT.$X$1" chart:values-cell-range-address="SETPOINT.$Y$3:.$Y$13" chart:class="chart:scatter" chart:attached-axis="primary-y" chart:style-name="G0S0">
            <chart:domain table:cell-range-address="SETPOINT.$X$3:.$X$13"/>
            <chart:data-point chart:repeated="11"/>
          </chart:series>
          <chart:series chart:label-cell-address="SETPOINT.$AA$1" chart:values-cell-range-address="SETPOINT.$AB$3:.$AB$13" chart:class="chart:scatter" chart:attached-axis="primary-y" chart:style-name="G0S1">
            <chart:domain table:cell-range-address="SETPOINT.$AA$3:.$AA$13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427.5pt" svg:width="702.3751181102363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ETPOINT.$AT$3:.$AT$13" chart:class="chart:scatter" chart:attached-axis="primary-y" chart:style-name="G0S0">
            <chart:domain table:cell-range-address="SETPOINT.$AS$3:.$AS$13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32.0pt" svg:width="1103.250236220473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ID.$G$10:.$G$37" chart:class="chart:scatter" chart:attached-axis="primary-y" chart:style-name="G0S0">
            <chart:domain table:cell-range-address="PID.$C$10:.$C$37"/>
            <chart:data-point chart:repeated="28"/>
          </chart:series>
          <chart:series chart:values-cell-range-address="PID.$K$10:.$K$37" chart:class="chart:scatter" chart:attached-axis="primary-y" chart:style-name="G0S1">
            <chart:domain table:cell-range-address="PID.$C$10:.$C$37"/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